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nux: le project qu’a changé le monde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Qu’est-ce que c’es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ystème opérateur</text:p>
              </text:list-item>
              <text:list-item>
                <text:p>gratuit et &lt;&lt;open source&gt;&gt;</text:p>
              </text:list-item>
              <text:list-item>
                <text:p>utilsé souvent dans les serveurs informatique</text:p>
              </text:list-item>
              <text:list-item>
                <text:p>pareil à Unix et BS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L’origin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réé en 1991</text:p>
              </text:list-item>
              <text:list-item>
                <text:p>écrit par Linus Torvalds</text:p>
              </text:list-item>
              <text:list-item>
                <text:p>depuis développé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ujourd’hui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tilisé dans plus que 90% des serveurs informatiques</text:p>
              </text:list-item>
              <text:list-item>
                <text:p>Seulement 2% d’ordinateurs de bureau et portables</text:p>
              </text:list-item>
              <text:list-item>
                <text:p>le plus utilisé dans les systèmes d’exploita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 développem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&lt;&lt; Open Source&gt;&gt;</text:p>
              </text:list-item>
              <text:list-item>
                <text:p>Il faut qu’on partages ton code</text:p>
              </text:list-item>
              <text:list-item>
                <text:p>Il est possible qu’on puisse contribut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s avantag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100% gratuit</text:p>
              </text:list-item>
              <text:list-item>
                <text:p>Plus sûr que Windows</text:p>
              </text:list-item>
              <text:list-item>
                <text:p>Très stable et vite</text:p>
              </text:list-item>
              <text:list-item>
                <text:p>Il y sera plus de plus en plus du soutien par les créateurs de logicie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es désavantag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ins soutenu dans les ordinateurs portables et par le logiciel</text:p>
              </text:list-item>
              <text:list-item>
                <text:p>Ça peut être un peu difficile changer à partir de Window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3T17:36:56.453767991</meta:creation-date>
    <dc:date>2016-05-24T18:40:19.802398501</dc:date>
    <meta:editing-duration>PT1H52M</meta:editing-duration>
    <meta:editing-cycles>3</meta:editing-cycles>
    <meta:generator>LibreOffice/5.1.3.2$Linux_X86_64 LibreOffice_project/10m0$Build-2</meta:generator>
    <meta:document-statistic meta:object-count="48"/>
  </office:meta>
</office:document-meta>
</file>